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O</mi>
      <mo stretchy="false">=</mo>
      <mfrac>
        <msub>
          <mi mathvariant="italic">coef</mi>
          <mi>n</mi>
        </msub>
        <msub>
          <mi mathvariant="italic">coef</mi>
          <mi>f</mi>
        </msub>
      </mfrac>
    </mrow>
    <annotation encoding="StarMath 5.0">O = {coef_n} over {coef_f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23:24.433000000</meta:creation-date>
    <dc:date>2019-09-26T19:24:16.418000000</dc:date>
    <meta:editing-duration>PT52S</meta:editing-duration>
    <meta:editing-cycles>1</meta:editing-cycles>
    <meta:generator>LibreOffice/6.3.1.2$Windows_x86 LibreOffice_project/b79626edf0065ac373bd1df5c28bd630b4424273</meta:generator>
  </office:meta>
</office:document-meta>
</file>